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fo:line-height="0.5in"/>
    </style:style>
    <style:style style:name="P2" style:family="paragraph">
      <style:paragraph-properties fo:line-height="200%"/>
    </style:style>
    <style:style style:name="P3" style:family="paragraph">
      <style:paragraph-properties style:line-height-at-least="0.5in"/>
    </style:style>
    <style:style style:name="P4" style:family="paragraph">
      <style:paragraph-properties style:line-spacing="0.5in"/>
    </style:style>
    <style:style style:name="P5" style:family="paragraph">
      <style:paragraph-properties style:font-independent-line-spacing="true"/>
    </style:style>
  </office:automatic-styles>
  <office:body>
    <office:text>
      <text:p text:style-name="P1">
  This is a text with line-height of 0.5in.
   </text:p>
      <text:p/>
      <text:p text:style-name="P2">
    This is a text with line-height of 200%.
   </text:p>
      <text:p/>
      <text:p text:style-name="P3">
    This is a text with minimal line-height of 0.5in.
   </text:p>
      <text:p/>
      <text:p text:style-name="P4">
    This is a text with line-spacing of 0.5in.
   </text:p>
      <text:p/>
      <text:p text:style-name="P5">
    This is a text with font independent line height calculation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